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Calibri1" svg:font-family="Calibri"/>
    <style:font-face style:name="Cambria Math" svg:font-family="'Cambria Math'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15%" fo:text-align="start" style:justify-single-word="false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style:paragraph-properties fo:margin-top="0.071cm" fo:margin-bottom="0cm" fo:line-height="115%" fo:text-align="start" style:justify-single-word="false"/>
    </style:style>
    <style:style style:name="P6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top="0.344cm" fo:margin-bottom="0.173cm" fo:line-height="100%" fo:text-align="start" style:justify-single-word="false"/>
      <style:text-properties fo:color="#3a3939" style:font-name="Arial" fo:font-size="15pt" fo:font-weight="normal" fo:background-color="#ffffff" style:font-name-asian="Arial" style:font-name-complex="Arial"/>
    </style:style>
    <style:style style:name="P8" style:family="paragraph" style:parent-style-name="Standard">
      <style:paragraph-properties fo:line-height="100%" fo:text-align="start" style:justify-single-word="false"/>
      <style:text-properties fo:color="#777777" style:font-name="Arial" fo:font-size="10pt" fo:font-weight="normal" fo:background-color="#ffffff" style:font-name-asian="Arial" style:font-name-complex="Arial"/>
    </style:style>
    <style:style style:name="P9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0pt" fo:font-weight="bold" fo:background-color="transparent" style:font-name-asian="Arial" style:font-name-complex="Arial"/>
    </style:style>
    <style:style style:name="P10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0pt" fo:font-weight="normal" fo:background-color="#ffff00" style:font-name-asian="Arial" style:font-name-complex="Arial"/>
    </style:style>
    <style:style style:name="P11" style:family="paragraph" style:parent-style-name="Standard" style:list-style-name="L38">
      <style:paragraph-properties fo:line-height="115%" fo:text-align="justify" style:justify-single-word="false"/>
      <style:text-properties style:use-window-font-color="true" style:font-name="Arial" fo:font-size="10pt" fo:font-weight="normal" fo:background-color="#ffff00" style:font-name-asian="Arial" style:font-name-complex="Arial"/>
    </style:style>
    <style:style style:name="P12" style:family="paragraph" style:parent-style-name="Standard" style:list-style-name="L38">
      <style:paragraph-properties fo:line-height="115%" fo:text-align="justify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15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 style:list-style-name="L34">
      <style:paragraph-properties fo:line-height="115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15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7" style:family="paragraph" style:parent-style-name="Standard">
      <style:paragraph-properties fo:line-height="115%" fo:text-align="start" style:justify-single-word="false"/>
      <style:text-properties fo:color="#366091" style:font-name="Arial" fo:font-size="10pt" fo:font-weight="normal" fo:background-color="transparent" style:font-name-asian="Arial" style:font-name-complex="Arial"/>
    </style:style>
    <style:style style:name="P18" style:family="paragraph" style:parent-style-name="Standard">
      <style:paragraph-properties fo:line-height="115%" fo:text-align="justify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19" style:family="paragraph" style:parent-style-name="Standard" style:list-style-name="L28">
      <style:paragraph-properties fo:line-height="115%" fo:text-align="justify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20" style:family="paragraph" style:parent-style-name="Standard" style:list-style-name="L40">
      <style:paragraph-properties fo:line-height="115%" fo:text-align="justify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21" style:family="paragraph" style:parent-style-name="Standard" style:list-style-name="L42">
      <style:paragraph-properties fo:line-height="115%" fo:text-align="justify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22" style:family="paragraph" style:parent-style-name="Standard" style:list-style-name="L46">
      <style:paragraph-properties fo:line-height="115%" fo:text-align="justify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23" style:family="paragraph" style:parent-style-name="Standard" style:list-style-name="L48">
      <style:paragraph-properties fo:line-height="115%" fo:text-align="justify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24" style:family="paragraph" style:parent-style-name="Standard" style:list-style-name="L54">
      <style:paragraph-properties fo:line-height="115%" fo:text-align="justify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25" style:family="paragraph" style:parent-style-name="Standard" style:list-style-name="L56">
      <style:paragraph-properties fo:line-height="115%" fo:text-align="justify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26" style:family="paragraph" style:parent-style-name="Standard" style:list-style-name="L60">
      <style:paragraph-properties fo:line-height="115%" fo:text-align="justify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27" style:family="paragraph" style:parent-style-name="Standard">
      <style:paragraph-properties fo:line-height="115%" fo:text-align="start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28" style:family="paragraph" style:parent-style-name="Standard" style:list-style-name="L23">
      <style:paragraph-properties fo:line-height="115%" fo:text-align="start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29" style:family="paragraph" style:parent-style-name="Standard" style:list-style-name="L27">
      <style:paragraph-properties fo:line-height="115%" fo:text-align="start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30" style:family="paragraph" style:parent-style-name="Standard" style:list-style-name="L30">
      <style:paragraph-properties fo:line-height="115%" fo:text-align="start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31" style:family="paragraph" style:parent-style-name="Standard" style:list-style-name="L32">
      <style:paragraph-properties fo:line-height="115%" fo:text-align="start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32" style:family="paragraph" style:parent-style-name="Standard" style:list-style-name="L58">
      <style:paragraph-properties fo:line-height="115%" fo:text-align="start" style:justify-single-word="false"/>
      <style:text-properties fo:color="#000000" style:font-name="Arial" fo:font-size="10pt" fo:font-weight="normal" fo:background-color="transparent" style:font-name-asian="Arial" style:font-name-complex="Arial"/>
    </style:style>
    <style:style style:name="P33" style:family="paragraph" style:parent-style-name="Standard">
      <style:paragraph-properties fo:line-height="115%" fo:text-align="justify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34" style:family="paragraph" style:parent-style-name="Standard" style:list-style-name="L28">
      <style:paragraph-properties fo:line-height="115%" fo:text-align="justify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35" style:family="paragraph" style:parent-style-name="Standard" style:list-style-name="L40">
      <style:paragraph-properties fo:line-height="115%" fo:text-align="justify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36" style:family="paragraph" style:parent-style-name="Standard" style:list-style-name="L42">
      <style:paragraph-properties fo:line-height="115%" fo:text-align="justify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37" style:family="paragraph" style:parent-style-name="Standard" style:list-style-name="L46">
      <style:paragraph-properties fo:line-height="115%" fo:text-align="justify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38" style:family="paragraph" style:parent-style-name="Standard" style:list-style-name="L48">
      <style:paragraph-properties fo:line-height="115%" fo:text-align="justify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39" style:family="paragraph" style:parent-style-name="Standard" style:list-style-name="L54">
      <style:paragraph-properties fo:line-height="115%" fo:text-align="justify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40" style:family="paragraph" style:parent-style-name="Standard" style:list-style-name="L56">
      <style:paragraph-properties fo:line-height="115%" fo:text-align="justify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41" style:family="paragraph" style:parent-style-name="Standard" style:list-style-name="L60">
      <style:paragraph-properties fo:line-height="115%" fo:text-align="justify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42" style:family="paragraph" style:parent-style-name="Standard">
      <style:paragraph-properties fo:line-height="115%" fo:text-align="start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43" style:family="paragraph" style:parent-style-name="Standard" style:list-style-name="L21">
      <style:paragraph-properties fo:line-height="115%" fo:text-align="start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44" style:family="paragraph" style:parent-style-name="Standard" style:list-style-name="L23">
      <style:paragraph-properties fo:line-height="115%" fo:text-align="start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45" style:family="paragraph" style:parent-style-name="Standard" style:list-style-name="L27">
      <style:paragraph-properties fo:line-height="115%" fo:text-align="start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46" style:family="paragraph" style:parent-style-name="Standard" style:list-style-name="L30">
      <style:paragraph-properties fo:line-height="115%" fo:text-align="start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47" style:family="paragraph" style:parent-style-name="Standard" style:list-style-name="L58">
      <style:paragraph-properties fo:line-height="115%" fo:text-align="start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48" style:family="paragraph" style:parent-style-name="Standard" style:list-style-name="L42">
      <style:paragraph-properties fo:line-height="115%" fo:text-align="justify" style:justify-single-word="false"/>
      <style:text-properties fo:color="#000000" style:font-name="Arial" fo:font-size="10pt" fo:font-weight="normal" fo:background-color="#ffffff" style:font-name-asian="Arial" style:font-name-complex="Arial"/>
    </style:style>
    <style:style style:name="P49" style:family="paragraph" style:parent-style-name="Standard">
      <style:paragraph-properties fo:line-height="115%" fo:text-align="justify" style:justify-single-word="false"/>
      <style:text-properties fo:color="#000000" style:font-name="Arial" fo:font-size="10pt" fo:font-weight="bold" fo:background-color="transparent" style:font-name-asian="Arial" style:font-name-complex="Arial"/>
    </style:style>
    <style:style style:name="P50" style:family="paragraph" style:parent-style-name="Standard">
      <style:paragraph-properties fo:line-height="115%" fo:text-align="center" style:justify-single-word="false"/>
      <style:text-properties fo:color="#4f81bd" style:font-name="Arial" fo:font-size="10pt" fo:font-style="italic" fo:font-weight="normal" fo:background-color="transparent" style:font-name-asian="Arial" style:font-name-complex="Arial"/>
    </style:style>
    <style:style style:name="P51" style:family="paragraph" style:parent-style-name="Standard">
      <style:paragraph-properties fo:line-height="115%" fo:text-align="justify" style:justify-single-word="false"/>
      <style:text-properties fo:color="#6d9eeb" style:font-name="Arial" fo:font-size="10pt" fo:font-weight="normal" fo:background-color="transparent" style:font-name-asian="Arial" style:font-name-complex="Arial"/>
    </style:style>
    <style:style style:name="P52" style:family="paragraph" style:parent-style-name="Standard">
      <style:paragraph-properties fo:line-height="115%" fo:text-align="start" style:justify-single-word="false"/>
      <style:text-properties fo:background-color="#ffff00"/>
    </style:style>
    <style:style style:name="P53" style:family="paragraph" style:parent-style-name="Standard" style:list-style-name="L21">
      <style:paragraph-properties fo:line-height="115%" fo:text-align="start" style:justify-single-word="false"/>
      <style:text-properties fo:background-color="#ffff00"/>
    </style:style>
    <style:style style:name="P54" style:family="paragraph" style:parent-style-name="Standard" style:list-style-name="L25">
      <style:paragraph-properties fo:line-height="115%" fo:text-align="start" style:justify-single-word="false"/>
    </style:style>
    <style:style style:name="P55" style:family="paragraph" style:parent-style-name="Standard" style:list-style-name="L32">
      <style:paragraph-properties fo:line-height="115%" fo:text-align="start" style:justify-single-word="false"/>
    </style:style>
    <style:style style:name="P56" style:family="paragraph" style:parent-style-name="Standard" style:list-style-name="L36">
      <style:paragraph-properties fo:line-height="115%" fo:text-align="start" style:justify-single-word="false"/>
    </style:style>
    <style:style style:name="P57" style:family="paragraph" style:parent-style-name="Standard" style:list-style-name="L44">
      <style:paragraph-properties fo:line-height="115%" fo:text-align="start" style:justify-single-word="false"/>
    </style:style>
    <style:style style:name="P58" style:family="paragraph" style:parent-style-name="Standard" style:list-style-name="L34">
      <style:paragraph-properties fo:line-height="115%" fo:text-align="justify" style:justify-single-word="false"/>
    </style:style>
    <style:style style:name="P59" style:family="paragraph" style:parent-style-name="Standard" style:list-style-name="L48">
      <style:paragraph-properties fo:line-height="115%" fo:text-align="justify" style:justify-single-word="false"/>
    </style:style>
    <style:style style:name="P60" style:family="paragraph" style:parent-style-name="Standard">
      <style:paragraph-properties fo:margin-top="0.071cm" fo:margin-bottom="0cm" fo:line-height="115%" fo:text-align="start" style:justify-single-word="false"/>
      <style:text-properties fo:color="#366091" style:font-name="Arial" fo:font-size="10pt" fo:font-weight="normal" fo:background-color="transparent" style:font-name-asian="Arial" style:font-name-complex="Arial"/>
    </style:style>
    <style:style style:name="P61" style:family="paragraph" style:parent-style-name="Standard">
      <style:paragraph-properties fo:margin-top="0.071cm" fo:margin-bottom="0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2" style:family="paragraph" style:parent-style-name="Standard">
      <style:paragraph-properties fo:margin-top="0.071cm" fo:margin-bottom="0cm" fo:line-height="115%" fo:text-align="start" style:justify-single-word="false"/>
      <style:text-properties fo:color="#000000" style:font-name="Arial" fo:font-size="10pt" fo:font-weight="normal" fo:background-color="#ffff00" style:font-name-asian="Arial" style:font-name-complex="Arial"/>
    </style:style>
    <style:style style:name="P63" style:family="paragraph" style:parent-style-name="Standard">
      <style:paragraph-properties fo:margin-top="0.071cm" fo:margin-bottom="0cm" fo:line-height="115%" fo:text-align="start" style:justify-single-word="false"/>
    </style:style>
    <style:style style:name="P64" style:family="paragraph" style:parent-style-name="Standard" style:list-style-name="L2">
      <style:paragraph-properties fo:margin-left="-0.635cm" fo:margin-right="0cm" fo:line-height="115%" fo:text-align="justify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5" style:family="paragraph" style:parent-style-name="Standard">
      <style:paragraph-properties fo:margin-left="0.501cm" fo:margin-right="0cm" fo:margin-top="0cm" fo:margin-bottom="0.282cm" fo:line-height="110%" fo:text-align="justify" style:justify-single-word="false" fo:text-indent="-1.27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6" style:family="paragraph" style:parent-style-name="Standard">
      <style:paragraph-properties fo:line-height="115%" fo:text-align="start" style:justify-single-word="false" fo:background-color="transparent">
        <style:background-image/>
      </style:paragraph-properties>
      <style:text-properties fo:color="#000000" style:font-name="Arial" fo:font-size="10pt" fo:font-weight="normal" fo:background-color="#ffff00" style:font-name-asian="Arial" style:font-name-complex="Arial"/>
    </style:style>
    <style:style style:name="P67" style:family="paragraph" style:parent-style-name="Standard" style:list-style-name="L52">
      <style:paragraph-properties fo:margin-left="-0.03cm" fo:margin-right="0cm" fo:line-height="115%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fo:color="#000000" style:font-name="Arial" fo:font-size="10pt" fo:font-weight="normal" fo:background-color="transparent" style:font-name-asian="Arial" style:font-name-complex="Arial"/>
    </style:style>
    <style:style style:name="P68" style:family="paragraph" style:parent-style-name="Standard" style:list-style-name="L52">
      <style:paragraph-properties fo:margin-left="-0.03cm" fo:margin-right="0cm" fo:line-height="115%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fo:color="#000000" style:font-name="Arial" fo:font-size="10pt" fo:font-weight="normal" fo:background-color="#ffff00" style:font-name-asian="Arial" style:font-name-complex="Arial"/>
    </style:style>
    <style:style style:name="P69" style:family="paragraph" style:parent-style-name="Standard" style:list-style-name="L52" style:master-page-name="">
      <style:paragraph-properties fo:margin-left="-0.03cm" fo:margin-right="0cm" fo:line-height="115%" fo:text-align="justify" style:justify-single-word="false" fo:text-indent="0cm" style:auto-text-indent="false" style:page-number="auto">
        <style:tab-stops>
          <style:tab-stop style:position="0.499cm"/>
        </style:tab-stops>
      </style:paragraph-properties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Arial" fo:font-size="10pt" fo:font-weight="normal" fo:background-color="#ffff00" style:font-name-asian="Arial" style:font-name-complex="Arial"/>
    </style:style>
    <style:style style:name="T3" style:family="text"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T4" style:family="text">
      <style:text-properties fo:color="#000000" style:font-name="Arial" fo:font-size="10pt" fo:font-weight="bold" fo:background-color="transparent" style:font-name-asian="Arial" style:font-name-complex="Arial"/>
    </style:style>
    <style:style style:name="T5" style:family="text">
      <style:text-properties fo:color="#000000" style:font-name="Arial" fo:font-size="10pt" fo:font-weight="normal" fo:background-color="transparent" style:font-name-asian="Arial" style:font-name-complex="Arial"/>
    </style:style>
    <style:style style:name="T6" style:family="text">
      <style:text-properties fo:color="#000000" style:font-name="Arial" fo:font-size="10pt" fo:font-weight="normal" fo:background-color="#ffff00" style:font-name-asian="Arial" style:font-name-complex="Arial"/>
    </style:style>
    <style:style style:name="T7" style:family="text">
      <style:text-properties fo:color="#000000" style:font-name="Arial" fo:font-size="10pt" fo:font-weight="normal" fo:background-color="#ff0000" style:font-name-asian="Arial" style:font-name-complex="Arial"/>
    </style:style>
    <style:style style:name="T8" style:family="text">
      <style:text-properties fo:color="#000000" style:font-name="Arial" fo:font-size="10pt" fo:font-weight="normal" style:font-name-asian="Arial" style:font-name-complex="Arial"/>
    </style:style>
    <style:style style:name="T9" style:family="text">
      <style:text-properties fo:color="#000000" style:font-name="Arial1" fo:font-size="10pt" fo:font-weight="normal" fo:background-color="#ffff00" style:font-name-asian="Arial" style:font-name-complex="Arial"/>
    </style:style>
    <style:style style:name="T10" style:family="text">
      <style:text-properties fo:color="#000000" style:font-name="Arial1" fo:font-size="10pt" fo:font-weight="normal" fo:background-color="#ffff00" style:font-name-asian="Cambria Math" style:font-name-complex="Cambria Math"/>
    </style:style>
    <style:style style:name="T11" style:family="text">
      <style:text-properties fo:color="#366091" style:font-name="Arial" fo:font-size="10pt" fo:font-weight="normal" fo:background-color="transparent" style:font-name-asian="Arial" style:font-name-complex="Arial"/>
    </style:style>
    <style:style style:name="T12" style:family="text">
      <style:text-properties fo:color="#366091" style:font-name="Arial" fo:font-size="10pt" fo:font-weight="normal" fo:background-color="#ffff00" style:font-name-asian="Arial" style:font-name-complex="Arial"/>
    </style:style>
    <style:style style:name="T13" style:family="text">
      <style:text-properties fo:color="#366091" style:font-name="Arial" fo:font-size="10pt" fo:font-weight="normal" style:font-name-asian="Arial" style:font-name-complex="Arial"/>
    </style:style>
    <style:style style:name="T14" style:family="text">
      <style:text-properties fo:color="#366091" style:font-name="Arial" fo:font-size="10pt" fo:font-weight="bold" fo:background-color="transparent" style:font-name-asian="Arial" style:font-name-complex="Arial"/>
    </style:style>
    <style:style style:name="T15" style:family="text">
      <style:text-properties fo:color="#6d9eeb" style:font-name="Arial" fo:font-size="10pt" fo:font-weight="normal" fo:background-color="transparent" style:font-name-asian="Arial" style:font-name-complex="Arial"/>
    </style:style>
    <style:style style:name="T16" style:family="text">
      <style:text-properties fo:color="#ff0000" style:font-name="Arial" fo:font-size="10pt" fo:font-weight="normal" fo:background-color="transparent" style:font-name-asian="Arial" style:font-name-complex="Arial"/>
    </style:style>
    <style:style style:name="T17" style:family="text">
      <style:text-properties fo:background-color="transparent"/>
    </style:style>
    <style:style style:name="T18" style:family="text">
      <style:text-properties fo:background-color="#ffffff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1" text:anchor-type="as-char" svg:width="15.61cm" style:rel-width="scale" svg:height="15.6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6"/>
      <text:p text:style-name="P7">Elaboración de documentos web mediante lenguajes de marcas UF1841</text:p>
      <text:p text:style-name="P8">Referencia 8505</text:p>
      <text:p text:style-name="P2"><text:span text:style-name="T4">Autor(es):</text:span><text:span text:style-name="T5"> Ramón Gerrero Pérez<text:line-break/></text:span><text:span text:style-name="T4">Páginas:</text:span><text:span text:style-name="T5"> 228<text:line-break/></text:span><text:span text:style-name="T4">ISBN:</text:span><text:span text:style-name="T5"> 978-84-16109-92-0<text:line-break/>Libro ajustado a certificado de profesionalidad<text:line-break/>Libro Color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9">TEMA 1 : Diseño web.</text:p>
      <text:p text:style-name="P13"/>
      <text:p text:style-name="P60">1. Defina brevemente el concepto de diseño web.</text:p>
      <text:p text:style-name="P61"/>
      <text:p text:style-name="P5"><text:span text:style-name="T6">Es aquella tarea destinada a la planificación, el diseño y la implementación de páginas y sitios web, teniendo en cuenta aspectos como la navegabilidad, la interactividad, la usabilidad, la arquitectura y distribución de la información y la integración de recursos como imágenes, vídeos, etc.</text:span></text:p>
      <text:p text:style-name="P61"/>
      <text:p text:style-name="P60">2. El diseño web se puede dividir en dos partes fundamentales. Estas son:</text:p>
      <text:p text:style-name="P61"/>
      <text:list xml:id="list3400411397456866468" text:style-name="L30">
        <text:list-item>
          <text:p text:style-name="P46">Funcionalidad y aspecto.</text:p>
        </text:list-item>
        <text:list-item>
          <text:p text:style-name="P30">Implementación en HTML y desarrollo CSS.</text:p>
        </text:list-item>
        <text:list-item>
          <text:p text:style-name="P30">Usabilidad y funcionalidad.</text:p>
        </text:list-item>
        <text:list-item>
          <text:p text:style-name="P30">Ninguna de las respuestas anteriores es correcta.</text:p>
        </text:list-item>
      </text:list>
      <text:p text:style-name="P13"/>
      <text:p text:style-name="P60">3. Complete el siguiente texto.</text:p>
      <text:p text:style-name="P4"><text:span text:style-name="T5"><text:line-break/>Un aspecto muy importante a tener en cuenta en el desarrollo de cualquier página web es que el </text:span><text:span text:style-name="T6">diseño</text:span><text:span text:style-name="T5"> debe ser acorde con el </text:span><text:span text:style-name="T6">contenido</text:span><text:span text:style-name="T5"> de la página en cuestión, es decir, con la </text:span><text:span text:style-name="T6">información</text:span><text:span text:style-name="T5"> que el usuario espera </text:span><text:span text:style-name="T6">obtener</text:span><text:span text:style-name="T5"> de ella.</text:span></text:p>
      <text:p text:style-name="P14"/>
      <text:p text:style-name="P60">4. Explique el concepto de balance en el diseño de una página web.</text:p>
      <text:p text:style-name="P61"/>
      <text:p text:style-name="P10">Es el equilibrio que debe haber entre los distintos elementos que constituyen la web. Deben estar balanceados de manera que la web resulte atractiva y, a su vez, que consiga llamar la atención del visitante sobre aquellos contenidos en los que interese.</text:p>
      <text:p text:style-name="P13"/>
      <text:p text:style-name="P17">5. Explique en qué consiste el diseño web orientado al usuario.</text:p>
      <text:p text:style-name="P13"/>
      <text:p text:style-name="P10">Se caracteriza por asumir que todo el proceso de diseñar y desarrollar la correspondiente página web debe estar conducido por el usuario, teniendo en cuenta las necesidades, características y objetivos que este desea alcanzar.</text:p>
      <text:p text:style-name="P13"/>
      <text:p text:style-name="P60">6. El diseño web orientado a la implementación consiste en centrar el diseño de la página en…</text:p>
      <text:p text:style-name="P61"/>
      <text:list xml:id="list2664710056751267803" text:style-name="L28">
        <text:list-item>
          <text:list>
            <text:list-item>
              <text:list>
                <text:list-item>
                  <text:p text:style-name="P19">… la experiencia de usuario.</text:p>
                </text:list-item>
                <text:list-item>
                  <text:p text:style-name="P19">… los objetivos que se desean alcanzar.</text:p>
                </text:list-item>
                <text:list-item>
                  <text:p text:style-name="P34">... <text:s/>las posibilidades tecnológicas disponibles y que el desarrollador sea capaz de implementar.</text:p>
                </text:list-item>
                <text:list-item>
                  <text:p text:style-name="P19">… el atractivo gráfico.</text:p>
                </text:list-item>
              </text:list>
            </text:list-item>
          </text:list>
        </text:list-item>
      </text:list>
      <text:list xml:id="list3108182122815278416" text:style-name="L2">
        <text:list-header>
          <text:p text:style-name="P64"/>
        </text:list-header>
      </text:list>
      <text:p text:style-name="P60">7. Complete el siguiente texto.<text:line-break/></text:p>
      <text:p text:style-name="P4"><text:span text:style-name="T5">Una vez que se dispone de la información que se alojará en la página, se hace necesario </text:span><text:span text:style-name="T6">organizarla</text:span><text:span text:style-name="T5"> adecuadamente. En este punto, es muy importante establecer un equilibrio entre la </text:span><text:span text:style-name="T6">linealidad</text:span><text:span text:style-name="T5"> y la </text:span><text:span text:style-name="T6">jerarquizacion.</text:span></text:p>
      <text:p text:style-name="P14"/>
      <text:p text:style-name="P14"/>
      <text:p text:style-name="P14"/>
      <text:p text:style-name="P60"><text:soft-page-break/>8. Una vez definida la estructura y navegabilidad del sitio web, el desarrollador ya puede empezar a…</text:p>
      <text:p text:style-name="P61"/>
      <text:p text:style-name="P18">a. … recolectar información.</text:p>
      <text:p text:style-name="P18">b. … estructurar el contenido.</text:p>
      <text:p text:style-name="P33">c. … programarla.</text:p>
      <text:p text:style-name="P18">d. ... Las respuestas b. y c. son correctas.</text:p>
      <text:p text:style-name="P61"/>
      <text:p text:style-name="P60">9. Enumere las distintas partes en las que se suele estructurar un documento web.</text:p>
      <text:p text:style-name="P61"/>
      <text:p text:style-name="P10">*Cabecera (header).</text:p>
      <text:p text:style-name="P10">*Cuerpo (body).</text:p>
      <text:p text:style-name="P10">*Pie de página (footer).</text:p>
      <text:p text:style-name="P61"/>
      <text:p text:style-name="P60">10. Complete la siguiente frase.<text:line-break/></text:p>
      <text:p text:style-name="P4"><text:span text:style-name="T5">La </text:span><text:span text:style-name="T6">cabecera</text:span><text:span text:style-name="T5"> se encuentra ubicada en la parte superior de la página web y, por lo general, contiene información relacionada con la <text:s/></text:span><text:span text:style-name="T6">temática</text:span><text:span text:style-name="T5"> del sitio.</text:span></text:p>
      <text:p text:style-name="P14"/>
      <text:p text:style-name="P60">11. ¿Qué contenido se suele incluir en el footer de una página web?</text:p>
      <text:p text:style-name="P61"/>
      <text:p text:style-name="P5"><text:span text:style-name="T6">Se puede encontrar información de contacto, menús que direccionan a las secciones más relevantes, links a otras páginas externas y, en general, contenido complementario relacionado con el tema de la página.</text:span><text:span text:style-name="T5"><text:line-break/></text:span></text:p>
      <text:p text:style-name="P60">12. Respecto a número de imágenes de una página web, es necesario…<text:line-break/></text:p>
      <text:list xml:id="list8228400459328791547" text:style-name="L27">
        <text:list-item>
          <text:p text:style-name="P29">… que sean muy numerosas.</text:p>
        </text:list-item>
        <text:list-item>
          <text:p text:style-name="P29">… que sean poco habituales.</text:p>
        </text:list-item>
        <text:list-item>
          <text:p text:style-name="P45">... que se mantenga un equilibrio.</text:p>
        </text:list-item>
        <text:list-item>
          <text:p text:style-name="P29">… que sean poco numerosas pero de grandes dimensiones.</text:p>
        </text:list-item>
      </text:list>
      <text:p text:style-name="P13"/>
      <text:p text:style-name="P60">13. Explique en qué consiste el proceso de testeo de una página web, como última etapa en el diseño de la misma.</text:p>
      <text:p text:style-name="P61"/>
      <text:p text:style-name="P10">Consiste en revisar la coherencia general del sitio, que no existan enlaces que no direccionen a ninguna parte (links rotos), la redacción y ortografía de todos los textos, subdividir aquellas páginas que tengan demasiado contenido (para separarlo en dos o más páginas), etc.</text:p>
      <text:p text:style-name="P13"/>
      <text:p text:style-name="P17">14. Nombre algunos de los navegadores más usados en la actualidad.</text:p>
      <text:p text:style-name="P13"/>
      <text:list xml:id="list7372365191013075526" text:style-name="L21">
        <text:list-item>
          <text:p text:style-name="P43">Internet Explorer.</text:p>
        </text:list-item>
        <text:list-item>
          <text:p text:style-name="P43">Mozilla Firefox.</text:p>
        </text:list-item>
        <text:list-item>
          <text:p text:style-name="P43">Google Chrome.</text:p>
        </text:list-item>
        <text:list-item>
          <text:p text:style-name="P43">Safari.</text:p>
        </text:list-item>
        <text:list-item>
          <text:p text:style-name="P53"><text:span text:style-name="T8">Opera.</text:span><text:span text:style-name="T13"><text:line-break/></text:span></text:p>
        </text:list-item>
      </text:list>
      <text:p text:style-name="P52"><text:span text:style-name="T13"/></text:p>
      <text:p text:style-name="P52"><text:span text:style-name="T13"/></text:p>
      <text:p text:style-name="P52"><text:span text:style-name="T13"/></text:p>
      <text:p text:style-name="P52"><text:span text:style-name="T13"/></text:p>
      <text:p text:style-name="P52"><text:span text:style-name="T13"/></text:p>
      <text:p text:style-name="P5"><text:soft-page-break/><text:span text:style-name="T4">TEMA 2 : Lenguajes de marcado generales.</text:span><text:span text:style-name="T14"><text:line-break/><text:line-break/></text:span><text:span text:style-name="T11">1. Complete el siguiente texto.<text:line-break/></text:span></text:p>
      <text:p text:style-name="P4"><text:span text:style-name="T5">Los lenguajes de marcado o lenguajes de marcas se pueden definir como una </text:span><text:span text:style-name="T6">manera</text:span><text:span text:style-name="T5"> de </text:span><text:span text:style-name="T6">codificar</text:span><text:span text:style-name="T5"> documentos donde, junto con el texto, se establecen etiquetas, marcas o anotaciones que contienen </text:span><text:span text:style-name="T6">información</text:span><text:span text:style-name="T5"> relacionada con la </text:span><text:span text:style-name="T6">estructura</text:span><text:span text:style-name="T5"> de dicho texto, su forma de visualización, etc.</text:span></text:p>
      <text:p text:style-name="P14"/>
      <text:p text:style-name="P60">2. ¿Cuál de los siguientes lenguajes de marcas es más antiguo?<text:line-break/></text:p>
      <text:list xml:id="list4043405806300490205" text:style-name="L23">
        <text:list-item>
          <text:p text:style-name="P44">GML</text:p>
        </text:list-item>
        <text:list-item>
          <text:p text:style-name="P28">SGML</text:p>
        </text:list-item>
        <text:list-item>
          <text:p text:style-name="P28">XML</text:p>
        </text:list-item>
        <text:list-item>
          <text:p text:style-name="P28">HTML</text:p>
        </text:list-item>
      </text:list>
      <text:p text:style-name="P13"/>
      <text:p text:style-name="P60">3. De las siguientes afirmaciones, diga cuál es verdadera o falsa.<text:line-break/></text:p>
      <text:list xml:id="list7218618622488997461" text:style-name="L25">
        <text:list-item>
          <text:p text:style-name="P54"><text:span text:style-name="T5">El lenguaje SGML fue creado a partir de GML. <text:s/></text:span><text:span text:style-name="T6">verdadera</text:span></text:p>
        </text:list-item>
        <text:list-item>
          <text:p text:style-name="P54"><text:span text:style-name="T5">SGML almacena el diseño y la estructura lógica de los documentos. </text:span><text:span text:style-name="T6">falso</text:span></text:p>
        </text:list-item>
        <text:list-item>
          <text:p text:style-name="P54"><text:span text:style-name="T5">El W3C (World Wide Web Consortium) tiene la misión de desarrollar lenguajes y estándares para la WWW. <text:s/></text:span><text:span text:style-name="T6">verdadero</text:span></text:p>
        </text:list-item>
      </text:list>
      <text:p text:style-name="P13"/>
      <text:p text:style-name="P60">4. ¿Qué es XML?</text:p>
      <text:p text:style-name="P61"/>
      <text:p text:style-name="P5"><text:span text:style-name="T6">Metalenguaje extensible de etiquetas que sirve como estándar para el intercambio de información estructurada entre diferentes plataformas. Este metalenguaje presenta una amplia variedad de aplicaciones, como pueden ser: editores de texto, hojas de cálculo, bases de datos, etc.</text:span><text:span text:style-name="T12"><text:line-break/></text:span></text:p>
      <text:p text:style-name="P60">5. Indique las diferencias fundamentales que existen entre HTML y XML.</text:p>
      <text:p text:style-name="P61"/>
      <text:p text:style-name="P62">*En XML no existen elementos predefinidos, es decir, el desarrollador puede crear, siguiendo ciertas reglas, su propio lenguaje y vocabulario para el formateo de la información contenida en los documentos.</text:p>
      <text:p text:style-name="P62"/>
      <text:p text:style-name="P10">*XML es totalmente estructural, es decir, los documentos escritos en XML no incluyen ninguna información relacionada con el aspecto y el diseño de los mismos, almacenando únicamente datos e información estructural.</text:p>
      <text:p text:style-name="P61"/>
      <text:p text:style-name="P60">6. El lenguaje que combina las posibilidades de HTML y la filosofía de XML es:<text:line-break/></text:p>
      <text:list xml:id="list8027565836842033285" text:style-name="L32">
        <text:list-item>
          <text:p text:style-name="P31">DHTML.</text:p>
        </text:list-item>
        <text:list-item>
          <text:p text:style-name="P31">SGML.</text:p>
        </text:list-item>
        <text:list-item>
          <text:p text:style-name="P55"><text:span text:style-name="T6">XHTML</text:span><text:span text:style-name="T5">.</text:span></text:p>
        </text:list-item>
        <text:list-item>
          <text:p text:style-name="P31">JavaScript.</text:p>
        </text:list-item>
      </text:list>
      <text:p text:style-name="P13"/>
      <text:p text:style-name="P60">7. Complete el siguiente texto.<text:line-break/></text:p>
      <text:p text:style-name="P4"><text:span text:style-name="T5">Los metadatos consisten en información </text:span><text:span text:style-name="T6">complementaria</text:span><text:span text:style-name="T5"> (metainformación) que se puede incluir dentro de los documentos escritos con lenguaje de marcas (y en otros muchos tipos de archivos), la cual está relacionada con el </text:span><text:span text:style-name="T6">documento</text:span><text:span text:style-name="T5"> <text:s/>en sí.</text:span></text:p>
      <text:p text:style-name="P14"/>
      <text:p text:style-name="P60"><text:soft-page-break/>8. ¿Qué son las etiquetas? ¿Qué tipos existen?</text:p>
      <text:p text:style-name="P61"/>
      <text:p text:style-name="P62">Es un texto que va “encerrado” entre el símbolo menor que (&lt;) y el símbolo mayor que (&gt;). </text:p>
      <text:p text:style-name="P61"/>
      <text:p text:style-name="P62">Existen dos tipos fundamentales de etiquetas: las de inicio (como, por ejemplo: <text:s/>&lt;nombre&gt;) y etiquetas de fin (como puede ser: &lt;/nombre&gt;). </text:p>
      <text:p text:style-name="P61"/>
      <text:p text:style-name="P62">Como se puede observar, las etiquetas de cierre se escriben igual que las de apertura, pero indicando el signo "/" justo antes del nombre de la etiqueta en cuestión. Las etiquetas siempre afectan al texto (y otras directivas) que se encuentran dentro de su apertura y cierre.</text:p>
      <text:p text:style-name="P62"/>
      <text:p text:style-name="P5"><text:span text:style-name="T6">Existen etiquetas que no requieren de apertura y cierre. Para estas, se suele añadir el carácter "/" justo antes de "&gt;". Por ejemplo: &lt;br/&gt;, &lt;img/&gt;, &lt;meta/&gt;, etc.</text:span><text:span text:style-name="T12"><text:line-break/></text:span></text:p>
      <text:p text:style-name="P60">9. Identifique las etiquetas, el contenido y los elementos del siguiente código HTML:</text:p>
      <text:p text:style-name="P50">&lt;div&gt;Esto es un ejemplo de texto&lt;/div&gt;</text:p>
      <text:p text:style-name="P16"/>
      <text:p text:style-name="P10">&lt;div&gt;:<text:span text:style-name="T17"><text:tab/><text:tab/><text:tab/><text:tab/></text:span> etiqueta de apertura.</text:p>
      <text:p text:style-name="P10">&lt;/div&gt;: <text:span text:style-name="T17"><text:tab/><text:tab/><text:tab/><text:tab/></text:span>etiqueta de cierre.</text:p>
      <text:p text:style-name="P42">&lt;div&gt;Esto es un ejemplo de texto&lt;/div&gt;: <text:span text:style-name="T18"><text:tab/></text:span>elemento (div)</text:p>
      <text:p text:style-name="P66">Esto es un ejemplo de texto:<text:span text:style-name="T18"> <text:tab/><text:tab/></text:span>contenido del elemento div</text:p>
      <text:p text:style-name="P13"/>
      <text:p text:style-name="P60">10. El conjunto formado por un nombre y un valor que se localiza dentro de la etiqueta de inicio de un elemento se denomina...<text:line-break/></text:p>
      <text:p text:style-name="P18">a. ... instrucción.</text:p>
      <text:p text:style-name="P18">b. ... propiedad.</text:p>
      <text:p text:style-name="P33">c. ... atributo.</text:p>
      <text:p text:style-name="P18">d. Todas las opciones son incorrectas.</text:p>
      <text:p text:style-name="P14"/>
      <text:p text:style-name="P60">11. Imagine que desea indicar un comentario en un documento HTML que tenga el siguiente texto: "Esto es el principio de la página." Escriba el código HTML de dicho comentario.</text:p>
      <text:p text:style-name="P60"/>
      <text:p text:style-name="P5"><text:span text:style-name="T6">&lt;!--"Esto es el princ</text:span><text:span text:style-name="T9">ipio de la página."</text:span><text:span text:style-name="T10">--&gt;</text:span><text:span text:style-name="T11"><text:line-break/></text:span></text:p>
      <text:p text:style-name="P60">12. En el lenguaje XML, ¿es lo mismo escribir &lt;etiqueta&gt; que &lt;Etiqueta&gt;? Razone su respuesta.</text:p>
      <text:p text:style-name="P61"/>
      <text:p text:style-name="P5"><text:span text:style-name="T6">No, porque XML es sensible a las mayúsculas, con lo cual, estaríamos hablando de 2 etiquetas completamente distintas.</text:span><text:span text:style-name="T11"><text:line-break/></text:span></text:p>
      <text:p text:style-name="P60">13. De las siguientes afirmaciones, diga cuál es verdadera o falsa.<text:line-break/></text:p>
      <text:list xml:id="list3936083743172761184" text:style-name="L34">
        <text:list-item>
          <text:p text:style-name="P58"><text:span text:style-name="T5">a. Para que un documento XML esté bien formado, el valor de los atributos debe ir sin comillas. </text:span><text:span text:style-name="T6">falso</text:span></text:p>
        </text:list-item>
        <text:list-item>
          <text:p text:style-name="P58"><text:span text:style-name="T5">b. En los documentos XML bien formados, los nombres de los elementos pueden empezar por un número. <text:s/></text:span><text:span text:style-name="T6">falso</text:span></text:p>
        </text:list-item>
        <text:list-item>
          <text:p text:style-name="P58"><text:span text:style-name="T5">En los documentos XML bien formados, los nombres de los elementos no pueden nombrarse con espacios. <text:s/></text:span><text:span text:style-name="T6">verdadero</text:span></text:p>
          <text:p text:style-name="P15"/>
        </text:list-item>
      </text:list>
      <text:p text:style-name="P14"/>
      <text:p text:style-name="P60"><text:soft-page-break/>14. Complete el siguiente texto.<text:line-break/></text:p>
      <text:p text:style-name="P4"><text:span text:style-name="T5">Un documento XML es considerado </text:span><text:span text:style-name="T6">válido</text:span><text:span text:style-name="T5"> si cumple las limitaciones que le imponga una DTD o un </text:span><text:span text:style-name="T6">esquema</text:span></text:p>
      <text:p text:style-name="P14"/>
      <text:p text:style-name="P51">15. ¿Qué es una DTD?</text:p>
      <text:p text:style-name="P4"><text:span text:style-name="T15"><text:line-break/></text:span><text:span text:style-name="T6">Una DTD es un documento que está escrito en un lenguaje creado a partir de SGML y, gracias a este, se pueden especificar nombres de elementos concretos y asignarles los atributos que pueden aceptar y sus valores posibles, qué elementos se pueden anidar dentro de ellos y con qué asiduidad pueden (o tienen que) aparecer, etc.</text:span></text:p>
      <text:p text:style-name="P14"/>
      <text:p text:style-name="P49">TEMA 3 : Lenguajes de marcado para presentación de páginas web.</text:p>
      <text:p text:style-name="P14"/>
      <text:p text:style-name="P60">1. El lenguaje HTML es un lenguaje...</text:p>
      <text:p text:style-name="P13"/>
      <text:p text:style-name="P33">a. ... interpretado.</text:p>
      <text:p text:style-name="P18">b. ... compilado.</text:p>
      <text:p text:style-name="P18">c. ... similar a Java, C++, etc.</text:p>
      <text:p text:style-name="P18">d. Todas las respuestas anteriores son correctas.</text:p>
      <text:p text:style-name="P14"/>
      <text:p text:style-name="P60">2. Complete el siguiente texto.<text:line-break/></text:p>
      <text:p text:style-name="P4"><text:span text:style-name="T3">La </text:span><text:span text:style-name="T2">primera</text:span><text:span text:style-name="T3"> línea de código que hay que escribir en un documento HTML es &lt;!DOCTYPE html&gt;, que consiste en un </text:span><text:span text:style-name="T2">comando</text:span><text:span text:style-name="T3"> especial que indica al navegador que el documento a interpretar está escrito en </text:span><text:span text:style-name="T2">HTML5</text:span></text:p>
      <text:p text:style-name="P14"/>
      <text:p text:style-name="P60">3. De las siguientes afirmaciones, diga cuál es verdadera o falsa.</text:p>
      <text:p text:style-name="P13"/>
      <text:list xml:id="list7409459948590777055" text:style-name="L36">
        <text:list-item>
          <text:p text:style-name="P56"><text:span text:style-name="T3">La directiva &lt;head&gt; debe incluirse en cualquier documento escrito en HTML. </text:span><text:span text:style-name="T2">(V)</text:span></text:p>
        </text:list-item>
        <text:list-item>
          <text:p text:style-name="P56"><text:span text:style-name="T3">Para definir el juego de caracteres a utilizar en la visualización de un documento web, es necesario utilizar la directiva &lt;link&gt;. </text:span><text:span text:style-name="T2">(F)</text:span></text:p>
        </text:list-item>
        <text:list-item>
          <text:p text:style-name="P56"><text:span text:style-name="T3">&lt;aside&gt; es una directiva nueva en HTML5. </text:span><text:span text:style-name="T2">(V)</text:span><text:span text:style-name="T3"><text:line-break/></text:span></text:p>
        </text:list-item>
      </text:list>
      <text:p text:style-name="P60">4. En HTML, los colores pueden expresarse...</text:p>
      <text:p text:style-name="P13"/>
      <text:list xml:id="list2045444649296332634" text:style-name="L38">
        <text:list-item>
          <text:p text:style-name="P12">... en RGB.</text:p>
        </text:list-item>
        <text:list-item>
          <text:p text:style-name="P12">... en CMYK.</text:p>
        </text:list-item>
        <text:list-item>
          <text:p text:style-name="P12">... con su denominación en inglés.</text:p>
        </text:list-item>
        <text:list-item>
          <text:p text:style-name="P11">Las respuestas a. y c. son correctas.</text:p>
        </text:list-item>
      </text:list>
      <text:p text:style-name="P14"/>
      <text:p text:style-name="P60">5. Complete el siguiente texto.</text:p>
      <text:p text:style-name="P4"><text:span text:style-name="T3"><text:line-break/>Para establecer importancia en los textos de los documentos web se pueden utilizar las etiquetas de </text:span><text:span text:style-name="T2">encabezado &lt;h1&gt;,&lt;h2&gt;,&lt;h3&gt;,&lt;h4&gt;,&lt;h5&gt;,&lt;h6&gt;</text:span><text:span text:style-name="T3"> De estas, la que más importancia establece en el texto es </text:span><text:span text:style-name="T2">&lt;h1&gt;.</text:span></text:p>
      <text:p text:style-name="P14"/>
      <text:p text:style-name="P14"/>
      <text:p text:style-name="P14"/>
      <text:p text:style-name="P14"/>
      <text:p text:style-name="P14"/>
      <text:p text:style-name="P60"><text:soft-page-break/>6. ¿Qué son los estilos lógicos y físicos? ¿Para qué se utilizan?</text:p>
      <text:p text:style-name="P4"><text:span text:style-name="T5"><text:line-break/></text:span><text:span text:style-name="T6"> Los estilos físicos son aquellos que producen siempre el mismo efecto (negrita, cursiva, etc.). Por otro lado, los estilos lógicos son aquellos que marcan un tipo de texto determinado (cita, e-mail, etc.) y hacen que este se muestre de una manera determinada, según el estilo lógico que corresponda. </text:span></text:p>
      <text:p text:style-name="P14"/>
      <text:p text:style-name="P60">7. ¿Cuál de las siguientes etiquetas se utiliza para dar énfasis a los textos de los documentos web?<text:line-break/></text:p>
      <text:list xml:id="list7326069807103871720" text:style-name="L40">
        <text:list-item>
          <text:p text:style-name="P20">&lt;b&gt;</text:p>
        </text:list-item>
        <text:list-item>
          <text:p text:style-name="P20">&lt;strong&gt;</text:p>
        </text:list-item>
        <text:list-item>
          <text:p text:style-name="P20">&lt;sub&gt;</text:p>
        </text:list-item>
        <text:list-item>
          <text:p text:style-name="P35">&lt;em&gt;</text:p>
        </text:list-item>
      </text:list>
      <text:p text:style-name="P14"/>
      <text:p text:style-name="P60">8. ¿En qué se diferencian fundamentalmente los enlaces absolutos y los relativos?</text:p>
      <text:p text:style-name="P61"/>
      <text:p text:style-name="P10">Los enlaces absolutos son aquellos que contienen una dirección completa, incluyendo los nombres del servicio, dominio, ruta, etc. </text:p>
      <text:p text:style-name="P10">Los enlaces relativos no se incluye la dirección completa del documento o archivo al que apuntan, sino que se omite la información correspondiente a servicio, maquina.dominio y, probablemente también la ruta. </text:p>
      <text:p text:style-name="P13"/>
      <text:p text:style-name="P60">9. Complete el siguiente texto.</text:p>
      <text:p text:style-name="P13"/>
      <text:p text:style-name="P4"><text:span text:style-name="T5">El formato </text:span><text:span text:style-name="T2">JPEG</text:span><text:span text:style-name="T3"> </text:span><text:span text:style-name="T5">es el más utilizado a la hora de insertar </text:span><text:span text:style-name="T2">imágenes</text:span><text:span text:style-name="T5"> en las páginas web. Esto se debe fundamentalmente a la excelente relación calidad-</text:span><text:span text:style-name="T2">tamaño</text:span><text:span text:style-name="T5"> que presentan los archivos de imagen de este tipo.</text:span></text:p>
      <text:p text:style-name="P14"/>
      <text:p text:style-name="P60">10. Señale la etiqueta que es necesario utilizar cuando se implementan mapas de imágenes en HTML.<text:line-break/></text:p>
      <text:list xml:id="list3463728875545654822" text:style-name="L42">
        <text:list-item>
          <text:p text:style-name="P48">&lt;map&gt;</text:p>
        </text:list-item>
        <text:list-item>
          <text:p text:style-name="P21">&lt;area&gt;</text:p>
        </text:list-item>
        <text:list-item>
          <text:p text:style-name="P21">&lt;img&gt;</text:p>
        </text:list-item>
        <text:list-item>
          <text:p text:style-name="P36">Todas las respuestas anteriores son correctas.</text:p>
        </text:list-item>
      </text:list>
      <text:p text:style-name="P14"/>
      <text:p text:style-name="P60">11. De las siguientes afirmaciones, diga cuál es verdadera o falsa.<text:line-break/></text:p>
      <text:list xml:id="list2383512744297342680" text:style-name="L44">
        <text:list-item>
          <text:p text:style-name="P57"><text:span text:style-name="T5">HTML5 recomienda utilizar el atributo background para establecer imágenes de fondo en los documentos web. </text:span><text:span text:style-name="T6">Falso</text:span></text:p>
        </text:list-item>
        <text:list-item>
          <text:p text:style-name="P57"><text:span text:style-name="T5">Para crear listas ordenadas es necesario hacer uso de la directiva &lt;ul&gt;. </text:span><text:span text:style-name="T6">Falso</text:span></text:p>
        </text:list-item>
        <text:list-item>
          <text:p text:style-name="P57"><text:span text:style-name="T5">Las listas no ordenadas no soportan anidamientos. </text:span><text:span text:style-name="T6">Falso</text:span><text:span text:style-name="T16"><text:line-break/></text:span></text:p>
        </text:list-item>
      </text:list>
      <text:p text:style-name="P60">12. Complete el siguiente texto.</text:p>
      <text:p text:style-name="P61"/>
      <text:p text:style-name="P4"><text:span text:style-name="T5">Cuando se inserta una tabla en HTML, el contenido de la misma debe definirse dentro de la etiqueta </text:span><text:span text:style-name="T2">&lt;table&gt;.</text:span><text:span text:style-name="T5"> El orden de construcción de estos elementos se establece de la forma: fila-</text:span><text:span text:style-name="T2">celdas</text:span><text:span text:style-name="T5"> de la fila, es decir, se van definiendo cada una de las filas de la tabla (con la directiva &lt;tr&gt;) y dentro de ellas se van insertando las diferentes </text:span><text:span text:style-name="T2">celdas</text:span><text:span text:style-name="T5"> (con la etiqueta </text:span><text:span text:style-name="T2">&lt;td&gt;</text:span><text:span text:style-name="T5">) que pertenecen a cada una de dichas filas.</text:span></text:p>
      <text:p text:style-name="P14"/>
      <text:p text:style-name="P14"/>
      <text:p text:style-name="P14"/>
      <text:p text:style-name="P14"/>
      <text:p text:style-name="P60"><text:soft-page-break/>13. Señale la directiva que sirve para establecer contenidos que aparecerán cuando se estén utilizando marcos y estos no se pueden visualizar en el navegador.</text:p>
      <text:p text:style-name="P61"/>
      <text:list xml:id="list5295976137944595584" text:style-name="L46">
        <text:list-item>
          <text:p text:style-name="P37">&lt;noframes&gt;</text:p>
        </text:list-item>
        <text:list-item>
          <text:p text:style-name="P22">&lt;frameset&gt;</text:p>
        </text:list-item>
        <text:list-item>
          <text:p text:style-name="P22">&lt;frame&gt;</text:p>
        </text:list-item>
        <text:list-item>
          <text:p text:style-name="P22">&lt;iframe&gt;</text:p>
        </text:list-item>
      </text:list>
      <text:p text:style-name="P14"/>
      <text:p text:style-name="P60">14. Defina brevemente el concepto de formulario web.</text:p>
      <text:p text:style-name="P14"/>
      <text:p text:style-name="P33">Son secciones interactivas de una página web que los autores insertan en las mismas para permitir que el usuario pueda enviar información al servidor donde esté alojado el sitio.</text:p>
      <text:p text:style-name="P14"/>
      <text:p text:style-name="P60">15. De las etiquetas que se muestran a continuación, señale aquella que sea soportada por la nueva especificación HTML5.</text:p>
      <text:p text:style-name="P13"/>
      <text:list xml:id="list2566387022960974713" text:style-name="L48">
        <text:list-item>
          <text:p text:style-name="P38">&lt;iframe&gt;</text:p>
        </text:list-item>
        <text:list-item>
          <text:p text:style-name="P59"><text:span text:style-name="T5">&lt;applet&gt;</text:span></text:p>
        </text:list-item>
        <text:list-item>
          <text:p text:style-name="P23">&lt;font&gt;</text:p>
        </text:list-item>
        <text:list-item>
          <text:p text:style-name="P23">&lt;center&gt;</text:p>
        </text:list-item>
      </text:list>
      <text:p text:style-name="P14"/>
      <text:p text:style-name="P49">TEMA 4 : Hojas de Estilo web.</text:p>
      <text:p text:style-name="P14"/>
      <text:p text:style-name="P60">1. ¿En qué consisten las hojas de estilo en cascada?</text:p>
      <text:p text:style-name="P61"/>
      <text:p text:style-name="P10">Son un conjunto de reglas que definen el aspecto de los elementos que forman parte de los documentos web, cuya estructura ha sido definida previamente con HTML.</text:p>
      <text:p text:style-name="P13"/>
      <text:p text:style-name="P60">2. ¿Cómo se pueden insertar estilos CSS en un documento web?<text:line-break/></text:p>
      <text:list xml:id="list4761940835966583610" text:style-name="L52">
        <text:list-item>
          <text:p text:style-name="P69"><text:span text:style-name="T5">Mediante un atributo style.</text:span></text:p>
        </text:list-item>
        <text:list-item>
          <text:p text:style-name="P67">Mediante la etiqueta &lt;style&gt;.</text:p>
        </text:list-item>
        <text:list-item>
          <text:p text:style-name="P67">Mediante un archivo ".css" externo.</text:p>
        </text:list-item>
        <text:list-item>
          <text:p text:style-name="P68">Todas las respuestas anteriores son correctas.</text:p>
        </text:list-item>
      </text:list>
      <text:p text:style-name="P14"/>
      <text:p text:style-name="P60">3. Complete el siguiente texto.<text:line-break/></text:p>
      <text:p text:style-name="P4"><text:span text:style-name="T3">Una manera de definir estilos CSS en un documento web consiste en incluirlos dentro de la etiqueta </text:span><text:span text:style-name="T2">&lt;style&gt;</text:span><text:span text:style-name="T3"> la cual debe ubicarse dentro de la </text:span><text:span text:style-name="T2">cabecera</text:span><text:span text:style-name="T3"> del documento </text:span><text:span text:style-name="T2">&lt;head&gt;</text:span><text:span text:style-name="T3">.</text:span></text:p>
      <text:p text:style-name="P14"/>
      <text:p text:style-name="P60">4. ¿Qué son los selectores CSS?</text:p>
      <text:p text:style-name="P4"><text:span text:style-name="T7"><text:line-break/></text:span><text:span text:style-name="T6">Son selectores que indican sobre que elementos se van a aplicar los estilos definidos dentro de ellos. Los selectores básicos son: universales, de etiquetas, descendentes, de clase y de id.</text:span></text:p>
      <text:p text:style-name="P14"/>
      <text:p text:style-name="P60">5. Corrija los errores que detecte en el siguiente fragmento de código CSS.</text:p>
      <text:p text:style-name="P27"><text:line-break/>p {</text:p>
      <text:p text:style-name="P3"><text:span text:style-name="T5">color:</text:span><text:span text:style-name="T6"> #</text:span><text:span text:style-name="T5">abcabc;<text:line-break/>text-decoration: underline;<text:line-break/></text:span><text:span text:style-name="T6">}</text:span></text:p>
      <text:p text:style-name="P60"><text:soft-page-break/>6. Cuando se desean aplicar estilos CSS a ciertos elementos web que se encuentran ubicados dentro de otros, se utilizan los selectores...</text:p>
      <text:p text:style-name="P13"/>
      <text:list xml:id="list541188653310780278" text:style-name="L54">
        <text:list-item>
          <text:p text:style-name="P24">... de etiquetas.</text:p>
        </text:list-item>
        <text:list-item>
          <text:p text:style-name="P39">... descendentes.</text:p>
        </text:list-item>
        <text:list-item>
          <text:p text:style-name="P24">... de clase.</text:p>
        </text:list-item>
        <text:list-item>
          <text:p text:style-name="P24">... de id.</text:p>
        </text:list-item>
      </text:list>
      <text:p text:style-name="P14"/>
      <text:p text:style-name="P60">7.Cuando se escribe un selector de clase, es necesario escribir, justo delante del selector, el carácter...<text:line-break/></text:p>
      <text:list xml:id="list1825570298360990211" text:style-name="L56">
        <text:list-item>
          <text:p text:style-name="P40">... ".".</text:p>
        </text:list-item>
        <text:list-item>
          <text:p text:style-name="P25">... "&amp;".</text:p>
        </text:list-item>
        <text:list-item>
          <text:p text:style-name="P25">... "#".</text:p>
        </text:list-item>
        <text:list-item>
          <text:p text:style-name="P25">Ninguna de las respuestas anteriores es correcta.</text:p>
        </text:list-item>
      </text:list>
      <text:p text:style-name="P14"/>
      <text:p text:style-name="P60">8. Complete el siguiente texto.<text:line-break/></text:p>
      <text:p text:style-name="P4"><text:span text:style-name="T3">Con CSS es posible definir estilos que se apliquen a </text:span><text:span text:style-name="T2">elementos</text:span><text:span text:style-name="T3"> que tengan asociada una clase determinada y que, a su vez, pertenezcan a un tipo de elemento concreto </text:span><text:span text:style-name="T2">(etiqueta)</text:span><text:span text:style-name="T3">. Para ello, basta con escribir dicha etiqueta justo delante del selector de </text:span><text:span text:style-name="T2">clase</text:span><text:span text:style-name="T3"> que corresponda.</text:span></text:p>
      <text:p text:style-name="P14"/>
      <text:p text:style-name="P60">9. ¿Para qué se utilizan los selectores id?</text:p>
      <text:p text:style-name="P13"/>
      <text:p text:style-name="P10">Se utilizan para definir estilos únicos que se aplicarán a un elemento web concreto.</text:p>
      <text:p text:style-name="P13"/>
      <text:p text:style-name="P60">10. ¿Con qué prioridad se aplican los estilos CSS en el caso en el que existan conflictos entre ellos?</text:p>
      <text:p text:style-name="P13"/>
      <text:p text:style-name="P10">* Las propiedades definidas en un atributo style son prioritarias a las definidas por una etiqueta &lt;style&gt;.</text:p>
      <text:p text:style-name="P10">* Las propiedades definidas en una etiqueta &lt;style&gt; son prioritarias a las definidas en una hoja de estilos externa.</text:p>
      <text:p text:style-name="P10">* Las propiedades definidas en un atributo style son prioritarias a las definidas en una hoja de estilos externa.</text:p>
      <text:p text:style-name="P13"/>
      <text:p text:style-name="P60">11. Para establecer negrita en los textos en los documentos web se puede utilizar la propiedad...</text:p>
      <text:p text:style-name="P13"/>
      <text:list xml:id="list34326652809173312" text:style-name="L58">
        <text:list-item>
          <text:p text:style-name="P32">... font-family.</text:p>
        </text:list-item>
        <text:list-item>
          <text:p text:style-name="P32">... font-style.</text:p>
        </text:list-item>
        <text:list-item>
          <text:p text:style-name="P47">... font-weight.</text:p>
        </text:list-item>
        <text:list-item>
          <text:p text:style-name="P32">... text-decoration.</text:p>
        </text:list-item>
      </text:list>
      <text:p text:style-name="P13"/>
      <text:p text:style-name="P60">12. Escriba la propiedad CSS (con su valor) que hay que usar para subrayar textos.</text:p>
      <text:p text:style-name="P3"><text:span text:style-name="T5"><text:line-break/></text:span><text:span text:style-name="T6">{ text-decoration: underline; }</text:span></text:p>
      <text:p text:style-name="P13"/>
      <text:p text:style-name="P60">13. Complete el siguiente texto.<text:line-break/></text:p>
      <text:p text:style-name="P4"><text:span text:style-name="T5">El modelo de cajas (en inglés box model) es una de las características más importantes de CSS, ya que condiciona el </text:span><text:span text:style-name="T2">diseño</text:span><text:span text:style-name="T5"> de la inmensa mayoría de sitios de la WWW. El box model consiste en el comportamiento CSS que hace que todos los </text:span><text:span text:style-name="T2">elementos</text:span><text:span text:style-name="T5"> incluidos en un documento web presenten una estructura similar a una </text:span><text:span text:style-name="T2">caja rectangular</text:span><text:span text:style-name="T3">.</text:span></text:p>
      <text:p text:style-name="P14"/>
      <text:p text:style-name="P60"><text:soft-page-break/>14. ¿Por qué se dice que las pseudo-clases aportan dinamismo al aspecto de los elementos de las páginas web?</text:p>
      <text:p text:style-name="P4"><text:span text:style-name="T5"><text:line-break/></text:span><text:span text:style-name="T6">Ya que permiten aplicar estilos únicamente cuando se cumplan cie</text:span><text:span text:style-name="T2">rtas condiciones.</text:span></text:p>
      <text:p text:style-name="P14"/>
      <text:p text:style-name="P60">15. ¿Qué pseudo-clase se utiliza para definir estilos CSS en elementos cuando el cursor del ratón se posiciona sobre ellos?<text:line-break/></text:p>
      <text:list xml:id="list6572925753953405747" text:style-name="L60">
        <text:list-item>
          <text:p text:style-name="P26">:visited.</text:p>
        </text:list-item>
        <text:list-item>
          <text:p text:style-name="P41">:hover.</text:p>
        </text:list-item>
        <text:list-item>
          <text:p text:style-name="P26">:link.</text:p>
        </text:list-item>
        <text:list-item>
          <text:p text:style-name="P26">:focus.</text:p>
        </text:list-item>
      </text:list>
      <text:p text:style-name="P13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Calibri1" svg:font-family="Calibri"/>
    <style:font-face style:name="Cambria Math" svg:font-family="'Cambria Math'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1-31T17:11:29.03</dc:date>
    <meta:editing-duration>PT1H1S</meta:editing-duration>
    <meta:editing-cycles>4</meta:editing-cycles>
    <meta:generator>OpenOffice/4.1.6$Win32 OpenOffice.org_project/416m1$Build-9790</meta:generator>
    <meta:document-statistic meta:table-count="0" meta:image-count="0" meta:object-count="1" meta:page-count="10" meta:paragraph-count="205" meta:word-count="2546" meta:character-count="15207"/>
  </office:meta>
</office:document-meta>
</file>